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2.598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1917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65in"/>
    </style:style>
    <style:style style:name="co9" style:family="table-column">
      <style:table-column-properties fo:break-before="auto" style:column-width="0.7236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202in" fo:break-before="auto" style:use-optimal-row-height="true"/>
    </style:style>
    <style:style style:name="ro4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c0c0c0"/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ce3" style:family="table-cell" style:parent-style-name="Default">
      <style:table-cell-properties fo:background-color="#ffff00"/>
      <style:text-properties fo:font-size="9pt" style:font-size-asian="9pt" style:font-size-complex="9pt"/>
    </style:style>
    <style:style style:name="ce4" style:family="table-cell" style:parent-style-name="Default">
      <style:text-properties style:font-name="Menlo-Regular" fo:font-size="9pt" fo:language="en" fo:country="US" style:font-name-asian="Menlo-Regular" style:font-size-asian="9pt" style:language-asian="en" style:country-asian="US" style:font-name-complex="Menlo-Regular" style:font-size-complex="9pt" style:language-complex="en" style:country-complex="US"/>
    </style:style>
    <style:style style:name="ce5" style:family="table-cell" style:parent-style-name="Default" style:data-style-name="N11">
      <style:text-properties fo:font-size="9pt" style:font-size-asian="9pt" style:font-size-complex="9pt"/>
    </style:style>
    <style:style style:name="ce6" style:family="table-cell" style:parent-style-name="Default" style:data-style-name="N11">
      <style:table-cell-properties fo:background-color="#b3b3b3"/>
      <style:text-properties fo:font-size="9pt" style:font-size-asian="9pt" style:font-size-complex="9pt"/>
    </style:style>
    <style:style style:name="ce7" style:family="table-cell" style:parent-style-name="Default" style:data-style-name="N11">
      <style:table-cell-properties fo:background-color="#ffff00"/>
      <style:text-properties fo:font-size="9pt" style:font-size-asian="9pt" style:font-size-complex="9pt"/>
    </style:style>
    <style:style style:name="ce8" style:family="table-cell" style:parent-style-name="Default" style:data-style-name="N2">
      <style:text-properties fo:font-size="9pt" style:font-size-asian="9pt" style:font-size-complex="9pt"/>
    </style:style>
    <style:style style:name="ce9" style:family="table-cell" style:parent-style-name="Default" style:data-style-name="N36"/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style:font-name="Menlo-Regular" fo:font-size="9pt" style:font-name-asian="Menlo-Regular" style:font-size-asian="9pt" style:font-name-complex="Menlo-Regular" style:font-size-complex="9pt"/>
    </style:style>
    <style:style style:name="T3" style:family="text">
      <style:text-properties fo:color="#008000" style:font-name="Menlo-Regular" fo:font-size="9pt" style:font-name-asian="Menlo-Regular" style:font-size-asian="9pt" style:font-name-complex="Menlo-Regular" style:font-size-complex="9pt"/>
    </style:style>
  </office:automatic-styles>
  <office:body>
    <office:spreadsheet>
      <table:table table:name="明细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事情</text:p>
          </table:table-cell>
          <table:table-cell office:value-type="string">
            <text:p>上级事情</text:p>
          </table:table-cell>
          <table:table-cell office:value-type="string">
            <text:p>状态</text:p>
          </table:table-cell>
          <table:table-cell office:value-type="string">
            <text:p>子模块数</text:p>
          </table:table-cell>
          <table:table-cell office:value-type="string">
            <text:p>子模块完成量</text:p>
          </table:table-cell>
          <table:table-cell office:value-type="string">
            <text:p>结果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将程序放到IPad上运行</text:p>
          </table:table-cell>
          <table:table-cell/>
          <table:table-cell table:style-name="ce5" table:formula="of:=IF(OR([.E2]=0;[.F2]=0);&quot;&quot;;[.F2]/[.E2])" office:value-type="percentage" office:value="0.908333333333333">
            <text:p>90.83%</text:p>
          </table:table-cell>
          <table:table-cell table:style-name="ce8" table:formula="of:=COUNTIF([.$C$1:.$C$9999];CONCATENATE(&quot;=&quot;;[.A2]))" office:value-type="float" office:value="6">
            <text:p>6.00</text:p>
          </table:table-cell>
          <table:table-cell table:style-name="ce8" table:formula="of:=SUMIF([.$C$1:.$C$9999];CONCATENATE(&quot;=&quot;;[.A2]);[.$D$1:.$D$9999])" office:value-type="float" office:value="5.45">
            <text:p>5.45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将svg功能放到工程中</text:p>
          </table:table-cell>
          <table:table-cell office:value-type="float" office:value="1">
            <text:p>1</text:p>
          </table:table-cell>
          <table:table-cell table:style-name="ce5" table:formula="of:=IF(OR([.E3]=0;[.F3]=0);&quot;&quot;;[.F3]/[.E3])" office:value-type="percentage" office:value="1">
            <text:p>100.00%</text:p>
          </table:table-cell>
          <table:table-cell table:style-name="ce8" table:formula="of:=COUNTIF([.$C$1:.$C$9999];CONCATENATE(&quot;=&quot;;[.A3]))" office:value-type="float" office:value="4">
            <text:p>4.00</text:p>
          </table:table-cell>
          <table:table-cell table:style-name="ce8" table:formula="of:=SUMIF([.$C$1:.$C$9999];CONCATENATE(&quot;=&quot;;[.A3]);[.$D$1:.$D$9999])" office:value-type="float" office:value="4">
            <text:p>4.0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将svg文件加载到工程对应界面</text:p>
          </table:table-cell>
          <table:table-cell office:value-type="float" office:value="1">
            <text:p>1</text:p>
          </table:table-cell>
          <table:table-cell table:style-name="ce6" office:value-type="percentage" office:value="1">
            <text:p>100.00%</text:p>
          </table:table-cell>
          <table:table-cell table:style-name="ce8" table:formula="of:=COUNTIF([.$C$1:.$C$9999];CONCATENATE(&quot;=&quot;;[.A4]))" office:value-type="float" office:value="0">
            <text:p>0.00</text:p>
          </table:table-cell>
          <table:table-cell table:style-name="ce8" table:formula="of:=SUMIF([.$C$1:.$C$9999];CONCATENATE(&quot;=&quot;;[.A4]);[.$D$1:.$D$9999])" office:value-type="float" office:value="0">
            <text:p>0.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调整项目中各界面和设计一致</text:p>
          </table:table-cell>
          <table:table-cell office:value-type="float" office:value="1">
            <text:p>1</text:p>
          </table:table-cell>
          <table:table-cell table:style-name="ce7" office:value-type="percentage" office:value="1">
            <text:p>100.00%</text:p>
          </table:table-cell>
          <table:table-cell table:style-name="ce8" table:formula="of:=COUNTIF([.$C$1:.$C$9999];CONCATENATE(&quot;=&quot;;[.A5]))" office:value-type="float" office:value="0">
            <text:p>0.00</text:p>
          </table:table-cell>
          <table:table-cell table:style-name="ce8" table:formula="of:=SUMIF([.$C$1:.$C$9999];CONCATENATE(&quot;=&quot;;[.A5]);[.$D$1:.$D$9999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在没有License的情况下将编译后内容放到ipad上执行</text:p>
          </table:table-cell>
          <table:table-cell office:value-type="float" office:value="1">
            <text:p>1</text:p>
          </table:table-cell>
          <table:table-cell table:style-name="ce5" table:formula="of:=IF(OR([.E6]=0;[.F6]=0);&quot;&quot;;[.F6]/[.E6])" office:value-type="percentage" office:value="0.5">
            <text:p>50.00%</text:p>
          </table:table-cell>
          <table:table-cell table:style-name="ce8" table:formula="of:=COUNTIF([.$C$1:.$C$9999];CONCATENATE(&quot;=&quot;;[.A6]))" office:value-type="float" office:value="4">
            <text:p>4.00</text:p>
          </table:table-cell>
          <table:table-cell table:style-name="ce8" table:formula="of:=SUMIF([.$C$1:.$C$9999];CONCATENATE(&quot;=&quot;;[.A6]);[.$D$1:.$D$9999])" office:value-type="float" office:value="2">
            <text:p>2.00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将SVGKit和当前工程融合，编译通过</text:p>
          </table:table-cell>
          <table:table-cell office:value-type="float" office:value="2">
            <text:p>2</text:p>
          </table:table-cell>
          <table:table-cell table:style-name="ce5" office:value-type="percentage" office:value="1">
            <text:p>100.00%</text:p>
          </table:table-cell>
          <table:table-cell table:style-name="ce8" table:formula="of:=COUNTIF([.$C$1:.$C$9999];CONCATENATE(&quot;=&quot;;[.A7]))" office:value-type="float" office:value="0">
            <text:p>0.00</text:p>
          </table:table-cell>
          <table:table-cell table:style-name="ce8" table:formula="of:=SUMIF([.$C$1:.$C$9999];CONCATENATE(&quot;=&quot;;[.A7]);[.$D$1:.$D$9999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使用简单的SVG图像测试，可以运行</text:p>
          </table:table-cell>
          <table:table-cell office:value-type="float" office:value="2">
            <text:p>2</text:p>
          </table:table-cell>
          <table:table-cell table:style-name="ce5" office:value-type="percentage" office:value="1">
            <text:p>100.00%</text:p>
          </table:table-cell>
          <table:table-cell table:style-name="ce8" table:formula="of:=COUNTIF([.$C$1:.$C$9999];CONCATENATE(&quot;=&quot;;[.A8]))" office:value-type="float" office:value="0">
            <text:p>0.00</text:p>
          </table:table-cell>
          <table:table-cell table:style-name="ce8" table:formula="of:=SUMIF([.$C$1:.$C$9999];CONCATENATE(&quot;=&quot;;[.A8]);[.$D$1:.$D$9999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提供将SVG转换为Sprite的方法</text:p>
          </table:table-cell>
          <table:table-cell office:value-type="float" office:value="2">
            <text:p>2</text:p>
          </table:table-cell>
          <table:table-cell table:style-name="ce6" office:value-type="percentage" office:value="1">
            <text:p>100.00%</text:p>
          </table:table-cell>
          <table:table-cell table:style-name="ce8" table:formula="of:=COUNTIF([.$C$1:.$C$9999];CONCATENATE(&quot;=&quot;;[.A9]))" office:value-type="float" office:value="0">
            <text:p>0.00</text:p>
          </table:table-cell>
          <table:table-cell table:style-name="ce8" table:formula="of:=SUMIF([.$C$1:.$C$9999];CONCATENATE(&quot;=&quot;;[.A9]);[.$D$1:.$D$9999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提供将SVG图像转换大小的方法</text:p>
          </table:table-cell>
          <table:table-cell office:value-type="float" office:value="2">
            <text:p>2</text:p>
          </table:table-cell>
          <table:table-cell table:style-name="ce5" office:value-type="percentage" office:value="1">
            <text:p>100.00%</text:p>
          </table:table-cell>
          <table:table-cell table:style-name="ce8" table:formula="of:=COUNTIF([.$C$1:.$C$9999];CONCATENATE(&quot;=&quot;;[.A10]))" office:value-type="float" office:value="0">
            <text:p>0.00</text:p>
          </table:table-cell>
          <table:table-cell table:style-name="ce8" table:formula="of:=SUMIF([.$C$1:.$C$9999];CONCATENATE(&quot;=&quot;;[.A10]);[.$D$1:.$D$9999])" office:value-type="float" office:value="0">
            <text:p>0.0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技术预研</text:p>
          </table:table-cell>
          <table:table-cell office:value-type="float" office:value="1">
            <text:p>1</text:p>
          </table:table-cell>
          <table:table-cell table:style-name="ce5" table:formula="of:=IF(OR([.E11]=0;[.F11]=0);&quot;&quot;;[.F11]/[.E11])" office:value-type="percentage" office:value="0.95">
            <text:p>95.00%</text:p>
          </table:table-cell>
          <table:table-cell table:style-name="ce8" table:formula="of:=COUNTIF([.$C$1:.$C$9999];CONCATENATE(&quot;=&quot;;[.A11]))" office:value-type="float" office:value="5">
            <text:p>5.00</text:p>
          </table:table-cell>
          <table:table-cell table:style-name="ce8" table:formula="of:=SUMIF([.$C$1:.$C$9999];CONCATENATE(&quot;=&quot;;[.A11]);[.$D$1:.$D$9999])" office:value-type="float" office:value="4.75">
            <text:p>4.7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VG图像是否有透明色</text:p>
          </table:table-cell>
          <table:table-cell office:value-type="float" office:value="10">
            <text:p>10</text:p>
          </table:table-cell>
          <table:table-cell table:style-name="ce5" office:value-type="percentage" office:value="1">
            <text:p>100.00%</text:p>
          </table:table-cell>
          <table:table-cell table:style-name="ce8" table:formula="of:=COUNTIF([.$C$1:.$C$9999];CONCATENATE(&quot;=&quot;;[.A12]))" office:value-type="float" office:value="0">
            <text:p>0.00</text:p>
          </table:table-cell>
          <table:table-cell table:style-name="ce8" table:formula="of:=SUMIF([.$C$1:.$C$9999];CONCATENATE(&quot;=&quot;;[.A12]);[.$D$1:.$D$9999])" office:value-type="float" office:value="0">
            <text:p>0.0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不同设备间如何填充空白</text:p>
          </table:table-cell>
          <table:table-cell office:value-type="float" office:value="10">
            <text:p>10</text:p>
          </table:table-cell>
          <table:table-cell table:style-name="ce7" office:value-type="percentage" office:value="1">
            <text:p>100.00%</text:p>
          </table:table-cell>
          <table:table-cell table:style-name="ce8" table:formula="of:=COUNTIF([.$C$1:.$C$9999];CONCATENATE(&quot;=&quot;;[.A13]))" office:value-type="float" office:value="0">
            <text:p>0.00</text:p>
          </table:table-cell>
          <table:table-cell table:style-name="ce8" table:formula="of:=SUMIF([.$C$1:.$C$9999];CONCATENATE(&quot;=&quot;;[.A13]);[.$D$1:.$D$9999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VGKit是否可以处理渲染</text:p>
          </table:table-cell>
          <table:table-cell office:value-type="float" office:value="10">
            <text:p>10</text:p>
          </table:table-cell>
          <table:table-cell table:style-name="ce5" table:formula="of:=IF(OR([.E14]=0;[.F14]=0);&quot;&quot;;[.F14]/[.E14])" office:value-type="percentage" office:value="0.75">
            <text:p>75.00%</text:p>
          </table:table-cell>
          <table:table-cell table:style-name="ce8" table:formula="of:=COUNTIF([.$C$1:.$C$9999];CONCATENATE(&quot;=&quot;;[.A14]))" office:value-type="float" office:value="2">
            <text:p>2.00</text:p>
          </table:table-cell>
          <table:table-cell table:style-name="ce8" table:formula="of:=SUMIF([.$C$1:.$C$9999];CONCATENATE(&quot;=&quot;;[.A14]);[.$D$1:.$D$9999])" office:value-type="float" office:value="1.5">
            <text:p>1.50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VGKit是否可以处理渐变</text:p>
          </table:table-cell>
          <table:table-cell office:value-type="float" office:value="10">
            <text:p>10</text:p>
          </table:table-cell>
          <table:table-cell table:style-name="ce5" office:value-type="percentage" office:value="1">
            <text:p>100.00%</text:p>
          </table:table-cell>
          <table:table-cell table:style-name="ce8" table:formula="of:=COUNTIF([.$C$1:.$C$9999];CONCATENATE(&quot;=&quot;;[.A15]))" office:value-type="float" office:value="0">
            <text:p>0.00</text:p>
          </table:table-cell>
          <table:table-cell table:style-name="ce8" table:formula="of:=SUMIF([.$C$1:.$C$9999];CONCATENATE(&quot;=&quot;;[.A15]);[.$D$1:.$D$9999])" office:value-type="float" office:value="0">
            <text:p>0.00</text:p>
          </table:table-cell>
          <table:table-cell office:value-type="string">
            <text:p>SVG支持渐变和渲染，大小可以使用百分号。但SVGKit都不行。暂时不考虑渐变和渲染了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效率提升</text:p>
          </table:table-cell>
          <table:table-cell office:value-type="float" office:value="1">
            <text:p>1</text:p>
          </table:table-cell>
          <table:table-cell table:style-name="ce5" table:formula="of:=IF(OR([.E16]=0;[.F16]=0);&quot;&quot;;[.F16]/[.E16])" office:value-type="percentage" office:value="1">
            <text:p>100.00%</text:p>
          </table:table-cell>
          <table:table-cell table:style-name="ce8" table:formula="of:=COUNTIF([.$C$1:.$C$9999];CONCATENATE(&quot;=&quot;;[.A16]))" office:value-type="float" office:value="1">
            <text:p>1.00</text:p>
          </table:table-cell>
          <table:table-cell table:style-name="ce8" table:formula="of:=SUMIF([.$C$1:.$C$9999];CONCATENATE(&quot;=&quot;;[.A16]);[.$D$1:.$D$9999])" office:value-type="float" office:value="1">
            <text:p>1.00</text:p>
          </table:table-cell>
          <table:table-cell table:number-columns-repeated="4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增加内存条</text:p>
          </table:table-cell>
          <table:table-cell office:value-type="float" office:value="15">
            <text:p>15</text:p>
          </table:table-cell>
          <table:table-cell table:style-name="ce7" office:value-type="percentage" office:value="1">
            <text:p>100.00%</text:p>
          </table:table-cell>
          <table:table-cell table:style-name="ce8" table:formula="of:=COUNTIF([.$C$1:.$C$9999];CONCATENATE(&quot;=&quot;;[.A17]))" office:value-type="float" office:value="0">
            <text:p>0.00</text:p>
          </table:table-cell>
          <table:table-cell table:style-name="ce8" table:formula="of:=SUMIF([.$C$1:.$C$9999];CONCATENATE(&quot;=&quot;;[.A17]);[.$D$1:.$D$9999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string">
            <text:p>看SVG的渲染是否是SVG的标准</text:p>
          </table:table-cell>
          <table:table-cell office:value-type="float" office:value="13">
            <text:p>13</text:p>
          </table:table-cell>
          <table:table-cell table:style-name="ce5" office:value-type="percentage" office:value="1">
            <text:p>100.00%</text:p>
          </table:table-cell>
          <table:table-cell table:style-name="ce8" table:formula="of:=COUNTIF([.$C$1:.$C$9999];CONCATENATE(&quot;=&quot;;[.A18]))" office:value-type="float" office:value="0">
            <text:p>0.00</text:p>
          </table:table-cell>
          <table:table-cell table:style-name="ce8" table:formula="of:=SUMIF([.$C$1:.$C$9999];CONCATENATE(&quot;=&quot;;[.A18]);[.$D$1:.$D$9999])" office:value-type="float" office:value="0">
            <text:p>0.00</text:p>
          </table:table-cell>
          <table:table-cell office:value-type="string">
            <text:p>支持</text:p>
          </table:table-cell>
          <table:table-cell table:number-columns-repeated="3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是否有SVG工具支持渲染</text:p>
          </table:table-cell>
          <table:table-cell office:value-type="float" office:value="13">
            <text:p>13</text:p>
          </table:table-cell>
          <table:table-cell table:style-name="ce5" table:formula="of:=IF(OR([.E19]=0;[.F19]=0);&quot;&quot;;[.F19]/[.E19])" office:value-type="percentage" office:value="0.5">
            <text:p>50.00%</text:p>
          </table:table-cell>
          <table:table-cell table:style-name="ce8" table:formula="of:=COUNTIF([.$C$1:.$C$9999];CONCATENATE(&quot;=&quot;;[.A19]))" office:value-type="float" office:value="1">
            <text:p>1.00</text:p>
          </table:table-cell>
          <table:table-cell table:style-name="ce8" table:formula="of:=SUMIF([.$C$1:.$C$9999];CONCATENATE(&quot;=&quot;;[.A19]);[.$D$1:.$D$9999])" office:value-type="float" office:value="0.5">
            <text:p>0.50</text:p>
          </table:table-cell>
          <table:table-cell table:number-columns-repeated="4"/>
        </table:table-row>
        <table:table-row table:style-name="ro2">
          <table:table-cell table:formula="of:=[.A19]+1" office:value-type="float" office:value="19">
            <text:p>19</text:p>
          </table:table-cell>
          <table:table-cell table:style-name="ce2" office:value-type="string">
            <text:p><text:span text:style-name="T1">使用</text:span><text:span text:style-name="T2">SVGKFastImageView</text:span><text:span text:style-name="T1">或者</text:span><text:span text:style-name="T3">SVGKLayeredImageView</text:span><text:span text:style-name="T1">处理图片</text:span></text:p>
          </table:table-cell>
          <table:table-cell office:value-type="float" office:value="18">
            <text:p>18</text:p>
          </table:table-cell>
          <table:table-cell table:style-name="ce5" office:value-type="percentage" office:value="0.5">
            <text:p>50.00%</text:p>
          </table:table-cell>
          <table:table-cell table:style-name="ce8" table:formula="of:=COUNTIF([.$C$1:.$C$9999];CONCATENATE(&quot;=&quot;;[.A20]))" office:value-type="float" office:value="0">
            <text:p>0.00</text:p>
          </table:table-cell>
          <table:table-cell table:style-name="ce8" table:formula="of:=SUMIF([.$C$1:.$C$9999];CONCATENATE(&quot;=&quot;;[.A20]);[.$D$1:.$D$9999])" office:value-type="float" office:value="0">
            <text:p>0.00</text:p>
          </table:table-cell>
          <table:table-cell office:value-type="string">
            <text:p>当前仍然不支持渲染，以后解决这个问题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>
            <text:p>20</text:p>
          </table:table-cell>
          <table:table-cell table:style-name="ce3" office:value-type="string">
            <text:p>需要一个可用的License</text:p>
          </table:table-cell>
          <table:table-cell office:value-type="float" office:value="5">
            <text:p>5</text:p>
          </table:table-cell>
          <table:table-cell table:style-name="ce5" office:value-type="percentage" office:value="1">
            <text:p>100.00%</text:p>
          </table:table-cell>
          <table:table-cell table:style-name="ce8" table:formula="of:=COUNTIF([.$C$1:.$C$9999];CONCATENATE(&quot;=&quot;;[.A21]))" office:value-type="float" office:value="0">
            <text:p>0.00</text:p>
          </table:table-cell>
          <table:table-cell table:style-name="ce8" table:formula="of:=SUMIF([.$C$1:.$C$9999];CONCATENATE(&quot;=&quot;;[.A21]);[.$D$1:.$D$9999])" office:value-type="float" office:value="0">
            <text:p>0.00</text:p>
          </table:table-cell>
          <table:table-cell office:value-type="string">
            <text:p>从丁力那里已经获得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>
            <text:p>21</text:p>
          </table:table-cell>
          <table:table-cell table:style-name="ce4" office:value-type="string">
            <text:p>code signing is required for product type 'Application' in SDK 'iOS 6.1'</text:p>
          </table:table-cell>
          <table:table-cell office:value-type="float" office:value="5">
            <text:p>5</text:p>
          </table:table-cell>
          <table:table-cell table:style-name="ce5" office:value-type="percentage" office:value="1">
            <text:p>100.00%</text:p>
          </table:table-cell>
          <table:table-cell table:style-name="ce8" table:formula="of:=COUNTIF([.$C$1:.$C$9999];CONCATENATE(&quot;=&quot;;[.A22]))" office:value-type="float" office:value="0">
            <text:p>0.00</text:p>
          </table:table-cell>
          <table:table-cell table:style-name="ce8" table:formula="of:=SUMIF([.$C$1:.$C$9999];CONCATENATE(&quot;=&quot;;[.A22]);[.$D$1:.$D$9999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工程需要在License所有者的Tunnel上创建过</text:p>
          </table:table-cell>
          <table:table-cell office:value-type="float" office:value="5">
            <text:p>5</text:p>
          </table:table-cell>
          <table:table-cell table:style-name="ce5" table:formula="of:=IF(OR([.E23]=0;[.F23]=0);&quot;&quot;;[.F23]/[.E23])">
            <text:p/>
          </table:table-cell>
          <table:table-cell table:style-name="ce8" table:formula="of:=COUNTIF([.$C$1:.$C$9999];CONCATENATE(&quot;=&quot;;[.A23]))" office:value-type="float" office:value="0">
            <text:p>0.00</text:p>
          </table:table-cell>
          <table:table-cell table:style-name="ce8" table:formula="of:=SUMIF([.$C$1:.$C$9999];CONCATENATE(&quot;=&quot;;[.A23]);[.$D$1:.$D$9999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运行程序的ipad也必须是注册的测试机</text:p>
          </table:table-cell>
          <table:table-cell office:value-type="float" office:value="5">
            <text:p>5</text:p>
          </table:table-cell>
          <table:table-cell table:style-name="ce5" table:formula="of:=IF(OR([.E24]=0;[.F24]=0);&quot;&quot;;[.F24]/[.E24])">
            <text:p/>
          </table:table-cell>
          <table:table-cell table:style-name="ce8" table:formula="of:=COUNTIF([.$C$1:.$C$9999];CONCATENATE(&quot;=&quot;;[.A24]))" office:value-type="float" office:value="0">
            <text:p>0.00</text:p>
          </table:table-cell>
          <table:table-cell table:style-name="ce8" table:formula="of:=SUMIF([.$C$1:.$C$9999];CONCATENATE(&quot;=&quot;;[.A24]);[.$D$1:.$D$9999])" office:value-type="float" office:value="0">
            <text:p>0.00</text:p>
          </table:table-cell>
          <table:table-cell table:number-columns-repeated="4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string">
            <text:p>看png格式的图片是否可以在程序中随意的缩放，这样就可以不使用svg了</text:p>
          </table:table-cell>
          <table:table-cell office:value-type="float" office:value="10">
            <text:p>10</text:p>
          </table:table-cell>
          <table:table-cell table:style-name="ce5" office:value-type="percentage" office:value="1">
            <text:p>100.00%</text:p>
          </table:table-cell>
          <table:table-cell table:style-name="ce8" table:formula="of:=COUNTIF([.$C$1:.$C$9999];CONCATENATE(&quot;=&quot;;[.A25]))" office:value-type="float" office:value="0">
            <text:p>0.00</text:p>
          </table:table-cell>
          <table:table-cell table:style-name="ce8" table:formula="of:=SUMIF([.$C$1:.$C$9999];CONCATENATE(&quot;=&quot;;[.A25]);[.$D$1:.$D$9999])" office:value-type="float" office:value="0">
            <text:p>0.00</text:p>
          </table:table-cell>
          <table:table-cell table:number-columns-repeated="4"/>
        </table:table-row>
        <table:table-row table:style-name="ro1">
          <table:table-cell table:formula="of:=[.A25]+1" office:value-type="float" office:value="25">
            <text:p>25</text:p>
          </table:table-cell>
          <table:table-cell table:number-columns-repeated="2"/>
          <table:table-cell table:style-name="ce5" table:formula="of:=IF(OR([.E26]=0;[.F26]=0);&quot;&quot;;[.F26]/[.E26])">
            <text:p/>
          </table:table-cell>
          <table:table-cell table:formula="of:=COUNTIF([.$C$1:.$C$9999];CONCATENATE(&quot;=&quot;;[.A26]))" office:value-type="float" office:value="0">
            <text:p>0</text:p>
          </table:table-cell>
          <table:table-cell table:formula="of:=SUMIF([.$C$1:.$C$9999];CONCATENATE(&quot;=&quot;;[.A26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>
            <text:p>26</text:p>
          </table:table-cell>
          <table:table-cell table:number-columns-repeated="2"/>
          <table:table-cell table:style-name="ce5" table:formula="of:=IF(OR([.E27]=0;[.F27]=0);&quot;&quot;;[.F27]/[.E27])">
            <text:p/>
          </table:table-cell>
          <table:table-cell table:formula="of:=COUNTIF([.$C$1:.$C$9999];CONCATENATE(&quot;=&quot;;[.A27]))" office:value-type="float" office:value="0">
            <text:p>0</text:p>
          </table:table-cell>
          <table:table-cell table:formula="of:=SUMIF([.$C$1:.$C$9999];CONCATENATE(&quot;=&quot;;[.A27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>
            <text:p>27</text:p>
          </table:table-cell>
          <table:table-cell table:number-columns-repeated="2"/>
          <table:table-cell table:style-name="ce5" table:formula="of:=IF(OR([.E28]=0;[.F28]=0);&quot;&quot;;[.F28]/[.E28])">
            <text:p/>
          </table:table-cell>
          <table:table-cell table:formula="of:=COUNTIF([.$C$1:.$C$9999];CONCATENATE(&quot;=&quot;;[.A28]))" office:value-type="float" office:value="0">
            <text:p>0</text:p>
          </table:table-cell>
          <table:table-cell table:formula="of:=SUMIF([.$C$1:.$C$9999];CONCATENATE(&quot;=&quot;;[.A28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>
            <text:p>28</text:p>
          </table:table-cell>
          <table:table-cell table:number-columns-repeated="2"/>
          <table:table-cell table:style-name="ce5" table:formula="of:=IF(OR([.E29]=0;[.F29]=0);&quot;&quot;;[.F29]/[.E29])">
            <text:p/>
          </table:table-cell>
          <table:table-cell table:formula="of:=COUNTIF([.$C$1:.$C$9999];CONCATENATE(&quot;=&quot;;[.A29]))" office:value-type="float" office:value="0">
            <text:p>0</text:p>
          </table:table-cell>
          <table:table-cell table:formula="of:=SUMIF([.$C$1:.$C$9999];CONCATENATE(&quot;=&quot;;[.A29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29]+1" office:value-type="float" office:value="29">
            <text:p>29</text:p>
          </table:table-cell>
          <table:table-cell table:number-columns-repeated="2"/>
          <table:table-cell table:style-name="ce5" table:formula="of:=IF(OR([.E30]=0;[.F30]=0);&quot;&quot;;[.F30]/[.E30])">
            <text:p/>
          </table:table-cell>
          <table:table-cell table:formula="of:=COUNTIF([.$C$1:.$C$9999];CONCATENATE(&quot;=&quot;;[.A30]))" office:value-type="float" office:value="0">
            <text:p>0</text:p>
          </table:table-cell>
          <table:table-cell table:formula="of:=SUMIF([.$C$1:.$C$9999];CONCATENATE(&quot;=&quot;;[.A30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>
            <text:p>30</text:p>
          </table:table-cell>
          <table:table-cell table:number-columns-repeated="2"/>
          <table:table-cell table:style-name="ce5" table:formula="of:=IF(OR([.E31]=0;[.F31]=0);&quot;&quot;;[.F31]/[.E31])">
            <text:p/>
          </table:table-cell>
          <table:table-cell table:formula="of:=COUNTIF([.$C$1:.$C$9999];CONCATENATE(&quot;=&quot;;[.A31]))" office:value-type="float" office:value="0">
            <text:p>0</text:p>
          </table:table-cell>
          <table:table-cell table:formula="of:=SUMIF([.$C$1:.$C$9999];CONCATENATE(&quot;=&quot;;[.A31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>
            <text:p>31</text:p>
          </table:table-cell>
          <table:table-cell table:number-columns-repeated="2"/>
          <table:table-cell table:style-name="ce5" table:formula="of:=IF(OR([.E32]=0;[.F32]=0);&quot;&quot;;[.F32]/[.E32])">
            <text:p/>
          </table:table-cell>
          <table:table-cell table:formula="of:=COUNTIF([.$C$1:.$C$9999];CONCATENATE(&quot;=&quot;;[.A32]))" office:value-type="float" office:value="0">
            <text:p>0</text:p>
          </table:table-cell>
          <table:table-cell table:formula="of:=SUMIF([.$C$1:.$C$9999];CONCATENATE(&quot;=&quot;;[.A32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>
            <text:p>32</text:p>
          </table:table-cell>
          <table:table-cell table:number-columns-repeated="2"/>
          <table:table-cell table:style-name="ce5" table:formula="of:=IF(OR([.E33]=0;[.F33]=0);&quot;&quot;;[.F33]/[.E33])">
            <text:p/>
          </table:table-cell>
          <table:table-cell table:formula="of:=COUNTIF([.$C$1:.$C$9999];CONCATENATE(&quot;=&quot;;[.A33]))" office:value-type="float" office:value="0">
            <text:p>0</text:p>
          </table:table-cell>
          <table:table-cell table:formula="of:=SUMIF([.$C$1:.$C$9999];CONCATENATE(&quot;=&quot;;[.A33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33]+1" office:value-type="float" office:value="33">
            <text:p>33</text:p>
          </table:table-cell>
          <table:table-cell table:number-columns-repeated="2"/>
          <table:table-cell table:style-name="ce5" table:formula="of:=IF(OR([.E34]=0;[.F34]=0);&quot;&quot;;[.F34]/[.E34])">
            <text:p/>
          </table:table-cell>
          <table:table-cell table:formula="of:=COUNTIF([.$C$1:.$C$9999];CONCATENATE(&quot;=&quot;;[.A34]))" office:value-type="float" office:value="0">
            <text:p>0</text:p>
          </table:table-cell>
          <table:table-cell table:formula="of:=SUMIF([.$C$1:.$C$9999];CONCATENATE(&quot;=&quot;;[.A34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34]+1" office:value-type="float" office:value="34">
            <text:p>34</text:p>
          </table:table-cell>
          <table:table-cell table:number-columns-repeated="2"/>
          <table:table-cell table:style-name="ce5" table:formula="of:=IF(OR([.E35]=0;[.F35]=0);&quot;&quot;;[.F35]/[.E35])">
            <text:p/>
          </table:table-cell>
          <table:table-cell table:formula="of:=COUNTIF([.$C$1:.$C$9999];CONCATENATE(&quot;=&quot;;[.A35]))" office:value-type="float" office:value="0">
            <text:p>0</text:p>
          </table:table-cell>
          <table:table-cell table:formula="of:=SUMIF([.$C$1:.$C$9999];CONCATENATE(&quot;=&quot;;[.A35]);[.$D$1:.$D$999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>
            <text:p>35</text:p>
          </table:table-cell>
          <table:table-cell table:number-columns-repeated="2"/>
          <table:table-cell table:style-name="ce5" table:formula="of:=IF(OR([.E36]=0;[.F36]=0);&quot;&quot;;[.F36]/[.E36])">
            <text:p/>
          </table:table-cell>
          <table:table-cell table:formula="of:=COUNTIF([.$C$1:.$C$9999];CONCATENATE(&quot;=&quot;;[.A36]))" office:value-type="float" office:value="0">
            <text:p>0</text:p>
          </table:table-cell>
          <table:table-cell table:formula="of:=SUMIF([.$C$1:.$C$9999];CONCATENATE(&quot;=&quot;;[.A36]);[.$D$1:.$D$9999])" office:value-type="float" office:value="0">
            <text:p>0</text:p>
          </table:table-cell>
          <table:table-cell table:number-columns-repeated="4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汇总" table:style-name="ta1" table:print="false">
        <table:table-column table:style-name="co7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当前进度</text:p>
          </table:table-cell>
          <table:table-cell table:formula="of:=[明细.D2]" office:value-type="percentage" office:value="0.908333333333333">
            <text:p>90.83%</text:p>
          </table:table-cell>
        </table:table-row>
        <table:table-row table:style-name="ro1">
          <table:table-cell office:value-type="string">
            <text:p>开始时间</text:p>
          </table:table-cell>
          <table:table-cell table:style-name="ce9" office:value-type="date" office:date-value="2013-06-29">
            <text:p>06/29/2013</text:p>
          </table:table-cell>
        </table:table-row>
        <table:table-row table:style-name="ro1">
          <table:table-cell office:value-type="string">
            <text:p>预计结束时间</text:p>
          </table:table-cell>
          <table:table-cell table:style-name="ce9" table:formula="of:=NOW()+(NOW()-[.B4])*(1/[明细.D2]-1)" office:value-type="date" office:date-value="2014-01-24T03:46:35.229358">
            <text:p>01/24/2014</text:p>
          </table:table-cell>
        </table:table-row>
      </table:table>
      <table:table table:name="工作表3" table:style-name="ta1" table:print="false">
        <table:table-column table:style-name="co7" table:number-columns-repeated="2" table:default-cell-style-name="Default"/>
        <table:table-row table:style-name="ro3">
          <table:table-cell office:value-type="string">
            <text:p>javascript反射</text:p>
          </table:table-cell>
          <table:table-cell office:value-type="string">
            <text:p>genderTeller.call(person1);</text:p>
          </table:table-cell>
        </table:table-row>
        <table:table-row table:style-name="ro4">
          <table:table-cell office:value-type="string">
            <text:p>继承</text:p>
          </table:table-cell>
          <table:table-cell office:value-type="string">
            <text:p>// define the Person Class</text:p>
            <text:p>function Person() {}</text:p>
            <text:p/>
            <text:p>Person.prototype.walk = function(){</text:p>
            <text:p><text:s text:c="2"/>alert ('I am walking!');</text:p>
            <text:p>};</text:p>
            <text:p>Person.prototype.sayHello = function(){</text:p>
            <text:p><text:s text:c="2"/>alert ('hello');</text:p>
            <text:p>};</text:p>
            <text:p/>
            <text:p>// define the Student class</text:p>
            <text:p>function Student() {</text:p>
            <text:p><text:s text:c="2"/>// Call the parent constructor</text:p>
            <text:p><text:s text:c="2"/>Person.call(this);</text:p>
            <text:p>}</text:p>
            <text:p/>
            <text:p>// inherit Person</text:p>
            <text:p>Student.prototype = new Person();</text:p>
            <text:p/>
            <text:p>// correct the constructor pointer because it points to Person</text:p>
            <text:p>Student.prototype.constructor = Student;</text:p>
            <text:p><text:s/></text:p>
            <text:p>// replace the sayHello method</text:p>
            <text:p>Student.prototype.sayHello = function(){</text:p>
            <text:p><text:s text:c="2"/>alert('hi, I am a student');</text:p>
            <text:p>}</text:p>
            <text:p/>
            <text:p>// add sayGoodBye method</text:p>
            <text:p>Student.prototype.sayGoodBye = function(){</text:p>
            <text:p><text:s text:c="2"/>alert('goodBye');</text:p>
            <text:p>}</text:p>
            <text:p/>
            <text:p>var student1 = new Student();</text:p>
            <text:p>student1.sayHello();</text:p>
            <text:p>student1.walk();</text:p>
            <text:p>student1.sayGoodBye();</text:p>
            <text:p/>
            <text:p>// check inheritance</text:p>
            <text:p>alert(student1 instanceof Person); // true </text:p>
            <text:p>alert(student1 instanceof Student); // true</text:p>
            <text:p>Using Object.create the inheritance line would instead be:</text:p>
            <text:p/>
            <text:p>Student.prototype = Object.create(Person.prototype);</text:p>
          </table:table-cell>
        </table:table-row>
      </table:table>
      <table:database-ranges>
        <table:database-range table:target-range-address="明细.A1:明细.F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1/04/2014</text:date>, <text:time>23:37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21:56:17</meta:creation-date>
    <dc:date>2014-01-04T23:37:49</dc:date>
    <meta:editing-duration>PT7H25M55S</meta:editing-duration>
    <meta:editing-cycles>16</meta:editing-cycles>
    <meta:generator>OpenOffice/4.0.1$Unix OpenOffice.org_project/401m5$Build-9714</meta:generator>
    <meta:document-statistic meta:table-count="3" meta:cell-count="208" meta:object-count="0"/>
  </office:meta>
</office:document-meta>
</file>